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8.306cm"/>
    </style:style>
    <style:style style:name="co6" style:family="table-column">
      <style:table-column-properties fo:break-before="auto" style:column-width="5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o of Rows</text:p>
          </table:table-cell>
          <table:table-cell table:style-name="ce1" office:value-type="string" calcext:value-type="string">
            <text:p>Actor/Film/Loc</text:p>
          </table:table-cell>
          <table:table-cell table:style-name="ce2" office:value-type="string" calcext:value-type="string">
            <text:p>Template-1</text:p>
          </table:table-cell>
          <table:table-cell table:style-name="ce2" office:value-type="string" calcext:value-type="string">
            <text:p>Template-2</text:p>
          </table:table-cell>
          <table:table-cell table:style-name="ce2"/>
        </table:table-row>
        <table:table-row table:style-name="ro2">
          <table:table-cell office:value-type="string" calcext:value-type="string">
            <text:p>Actor-9-10.csv</text:p>
          </table:table-cell>
          <table:table-cell office:value-type="float" office:value="2" calcext:value-type="float">
            <text:p>2</text:p>
          </table:table-cell>
          <table:table-cell table:style-name="ce1" table:formula="of:=IF(LEFT([.A2];3)=&quot;Act&quot;;1;IF(LEFT([.A2];3)=&quot;Fil&quot;;2;IF(LEFT([.A2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for a character created by &lt;e1&gt;, and is also on tenure in a company founded by &lt;e2&gt;</text:p>
          </table:table-cell>
          <table:table-cell table:style-name="ce2" office:value-type="string" calcext:value-type="string">
            <text:p>name the actor of a character that was created by &lt;e1&gt;, who also served for company founded by &lt;e2&gt;</text:p>
          </table:table-cell>
          <table:table-cell table:style-name="ce2"/>
        </table:table-row>
        <table:table-row table:style-name="ro2">
          <table:table-cell office:value-type="string" calcext:value-type="string">
            <text:p>Actor-7-10.csv</text:p>
          </table:table-cell>
          <table:table-cell office:value-type="float" office:value="5" calcext:value-type="float">
            <text:p>5</text:p>
          </table:table-cell>
          <table:table-cell table:style-name="ce1" table:formula="of:=IF(LEFT([.A3];3)=&quot;Act&quot;;1;IF(LEFT([.A3];3)=&quot;Fil&quot;;2;IF(LEFT([.A3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in a film which has a character named &lt;e1&gt;, and is also on tenure in a company founded by &lt;e2&gt;</text:p>
          </table:table-cell>
          <table:table-cell table:style-name="ce2" office:value-type="string" calcext:value-type="string">
            <text:p>name the actor who acted in a film in which there was a character named &lt;e1&gt;, and has also served for company founded by &lt;e2&gt;</text:p>
          </table:table-cell>
          <table:table-cell/>
        </table:table-row>
        <table:table-row table:style-name="ro2">
          <table:table-cell office:value-type="string" calcext:value-type="string">
            <text:p>Actor-10-3.csv</text:p>
          </table:table-cell>
          <table:table-cell office:value-type="float" office:value="71" calcext:value-type="float">
            <text:p>71</text:p>
          </table:table-cell>
          <table:table-cell table:style-name="ce1" table:formula="of:=IF(LEFT([.A4];3)=&quot;Act&quot;;1;IF(LEFT([.A4];3)=&quot;Fil&quot;;2;IF(LEFT([.A4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is on tenure in a company founded by &lt;e1&gt;, and has also performed in a film which is edited by &lt;e2&gt;</text:p>
          </table:table-cell>
          <table:table-cell table:style-name="ce2" office:value-type="string" calcext:value-type="string">
            <text:p>name the actor who has served for company founded by &lt;e1&gt; and has also performed in a film edited by &lt;e2&gt;</text:p>
          </table:table-cell>
          <table:table-cell table:style-name="ce2"/>
        </table:table-row>
        <table:table-row table:style-name="ro3">
          <table:table-cell office:value-type="string" calcext:value-type="string">
            <text:p>Actor-9-3.csv</text:p>
          </table:table-cell>
          <table:table-cell office:value-type="float" office:value="100" calcext:value-type="float">
            <text:p>100</text:p>
          </table:table-cell>
          <table:table-cell table:style-name="ce1" table:formula="of:=IF(LEFT([.A5];3)=&quot;Act&quot;;1;IF(LEFT([.A5];3)=&quot;Fil&quot;;2;IF(LEFT([.A5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for a character created by &lt;e1&gt;, and has performed in a film which is edited by &lt;e2&gt;</text:p>
          </table:table-cell>
          <table:table-cell table:style-name="ce2" office:value-type="string" calcext:value-type="string">
            <text:p>name the actor of a character that was created by &lt;e1&gt;, who has also performed in a film edited by &lt;e2&gt;</text:p>
          </table:table-cell>
          <table:table-cell/>
        </table:table-row>
        <table:table-row table:style-name="ro2">
          <table:table-cell office:value-type="string" calcext:value-type="string">
            <text:p>Actor-11-9.csv</text:p>
          </table:table-cell>
          <table:table-cell office:value-type="float" office:value="102" calcext:value-type="float">
            <text:p>102</text:p>
          </table:table-cell>
          <table:table-cell table:style-name="ce1" table:formula="of:=IF(LEFT([.A6];3)=&quot;Act&quot;;1;IF(LEFT([.A6];3)=&quot;Fil&quot;;2;IF(LEFT([.A6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has performed for a character created by &lt;e2&gt;</text:p>
          </table:table-cell>
          <table:table-cell table:style-name="ce2" office:value-type="string" calcext:value-type="string">
            <text:p>name the actor who has studied at an educational institute located at &lt;e1&gt;, and has also performed a character which is created by &lt;e2&gt;</text:p>
          </table:table-cell>
          <table:table-cell table:style-name="ce2"/>
        </table:table-row>
        <table:table-row table:style-name="ro4">
          <table:table-cell office:value-type="string" calcext:value-type="string">
            <text:p>Actor-9-7.csv</text:p>
          </table:table-cell>
          <table:table-cell office:value-type="float" office:value="178" calcext:value-type="float">
            <text:p>178</text:p>
          </table:table-cell>
          <table:table-cell table:style-name="ce1" table:formula="of:=IF(LEFT([.A7];3)=&quot;Act&quot;;1;IF(LEFT([.A7];3)=&quot;Fil&quot;;2;IF(LEFT([.A7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for a character created by &lt;e1&gt;, and has also performed in a film for the character &lt;e2&gt;</text:p>
          </table:table-cell>
          <table:table-cell table:style-name="ce2" office:value-type="string" calcext:value-type="string">
            <text:p>name the actor of a character that was created by &lt;e1&gt;, who also played the character &lt;e2&gt;</text:p>
          </table:table-cell>
          <table:table-cell/>
        </table:table-row>
        <table:table-row table:style-name="ro2">
          <table:table-cell office:value-type="string" calcext:value-type="string">
            <text:p>Actor-1-10.csv</text:p>
          </table:table-cell>
          <table:table-cell office:value-type="float" office:value="244" calcext:value-type="float">
            <text:p>244</text:p>
          </table:table-cell>
          <table:table-cell table:style-name="ce1" table:formula="of:=IF(LEFT([.A8];3)=&quot;Act&quot;;1;IF(LEFT([.A8];3)=&quot;Fil&quot;;2;IF(LEFT([.A8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performed in a film which is directed by &lt;e1&gt;, and is also on tenure in a company founded by &lt;e2&gt;</text:p>
          </table:table-cell>
          <table:table-cell table:style-name="ce2" office:value-type="string" calcext:value-type="string">
            <text:p>name the actor who has performed in a film directed by &lt;e1&gt;, who also served for company founded by &lt;e2&gt;</text:p>
          </table:table-cell>
          <table:table-cell table:style-name="ce2"/>
        </table:table-row>
        <table:table-row table:style-name="ro2">
          <table:table-cell office:value-type="string" calcext:value-type="string">
            <text:p>Actor-10-6.csv</text:p>
          </table:table-cell>
          <table:table-cell office:value-type="float" office:value="261" calcext:value-type="float">
            <text:p>261</text:p>
          </table:table-cell>
          <table:table-cell table:style-name="ce1" table:formula="of:=IF(LEFT([.A9];3)=&quot;Act&quot;;1;IF(LEFT([.A9];3)=&quot;Fil&quot;;2;IF(LEFT([.A9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is on tenure in a company founded by &lt;e1&gt;, and has also performed in a film which is written by &lt;e2&gt;</text:p>
          </table:table-cell>
          <table:table-cell table:style-name="ce2" office:value-type="string" calcext:value-type="string">
            <text:p>name the actor who has served for company founded by &lt;e1&gt; and has also performed in a film written by &lt;e2&gt;</text:p>
          </table:table-cell>
          <table:table-cell/>
        </table:table-row>
        <table:table-row table:style-name="ro2">
          <table:table-cell office:value-type="string" calcext:value-type="string">
            <text:p>Actor-4-10.csv</text:p>
          </table:table-cell>
          <table:table-cell office:value-type="float" office:value="272" calcext:value-type="float">
            <text:p>272</text:p>
          </table:table-cell>
          <table:table-cell table:style-name="ce1" table:formula="of:=IF(LEFT([.A10];3)=&quot;Act&quot;;1;IF(LEFT([.A10];3)=&quot;Fil&quot;;2;IF(LEFT([.A10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performed in a film which has location &lt;e1&gt; featured, and who is also on tenure in a company founded by &lt;e2&gt;</text:p>
          </table:table-cell>
          <table:table-cell table:style-name="ce2" office:value-type="string" calcext:value-type="string">
            <text:p>name the actor who has performed in a film with location &lt;e1&gt; featured in and who also served for company founded by &lt;e2&gt;</text:p>
          </table:table-cell>
          <table:table-cell/>
        </table:table-row>
        <table:table-row table:style-name="ro2">
          <table:table-cell office:value-type="string" calcext:value-type="string">
            <text:p>Actor-11-10.csv</text:p>
          </table:table-cell>
          <table:table-cell office:value-type="float" office:value="343" calcext:value-type="float">
            <text:p>343</text:p>
          </table:table-cell>
          <table:table-cell table:style-name="ce1" table:formula="of:=IF(LEFT([.A11];3)=&quot;Act&quot;;1;IF(LEFT([.A11];3)=&quot;Fil&quot;;2;IF(LEFT([.A11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who is also on tenure in a company founded by &lt;e2&gt;</text:p>
          </table:table-cell>
          <table:table-cell table:style-name="ce2" office:value-type="string" calcext:value-type="string">
            <text:p>name the actor who has studied at an educational institute located at &lt;e1&gt;, and who also served for company founded by &lt;e2&gt;</text:p>
          </table:table-cell>
          <table:table-cell/>
        </table:table-row>
        <table:table-row table:style-name="ro2">
          <table:table-cell office:value-type="string" calcext:value-type="string">
            <text:p>Actor-5-10.csv</text:p>
          </table:table-cell>
          <table:table-cell office:value-type="float" office:value="383" calcext:value-type="float">
            <text:p>383</text:p>
          </table:table-cell>
          <table:table-cell table:style-name="ce1" table:formula="of:=IF(LEFT([.A12];3)=&quot;Act&quot;;1;IF(LEFT([.A12];3)=&quot;Fil&quot;;2;IF(LEFT([.A12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performed in a film which is produced by &lt;e1&gt;, and is also on tenure in a company founded by &lt;e2&gt;</text:p>
          </table:table-cell>
          <table:table-cell table:style-name="ce2" office:value-type="string" calcext:value-type="string">
            <text:p>name the actor who has performed in a film produced by &lt;e1&gt;, who also served for company founded by &lt;e2&gt;</text:p>
          </table:table-cell>
          <table:table-cell/>
        </table:table-row>
        <table:table-row table:style-name="ro2">
          <table:table-cell office:value-type="string" calcext:value-type="string">
            <text:p>Actor-9-6.csv</text:p>
          </table:table-cell>
          <table:table-cell office:value-type="float" office:value="457" calcext:value-type="float">
            <text:p>457</text:p>
          </table:table-cell>
          <table:table-cell table:style-name="ce1" table:formula="of:=IF(LEFT([.A13];3)=&quot;Act&quot;;1;IF(LEFT([.A13];3)=&quot;Fil&quot;;2;IF(LEFT([.A13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for a character created by &lt;e1&gt;, and has also performed in a film which is written by &lt;e2&gt;</text:p>
          </table:table-cell>
          <table:table-cell table:style-name="ce2" office:value-type="string" calcext:value-type="string">
            <text:p>name the actor of a character that was created by &lt;e1&gt; and has also performed in a film written by &lt;e2&gt;</text:p>
          </table:table-cell>
          <table:table-cell/>
        </table:table-row>
        <table:table-row table:style-name="ro2">
          <table:table-cell office:value-type="string" calcext:value-type="string">
            <text:p>Actor-9-1.csv</text:p>
          </table:table-cell>
          <table:table-cell office:value-type="float" office:value="463" calcext:value-type="float">
            <text:p>463</text:p>
          </table:table-cell>
          <table:table-cell table:style-name="ce1" table:formula="of:=IF(LEFT([.A14];3)=&quot;Act&quot;;1;IF(LEFT([.A14];3)=&quot;Fil&quot;;2;IF(LEFT([.A14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for a character created by &lt;e1&gt; and has also performed in a film which is directed by &lt;e2&gt;</text:p>
          </table:table-cell>
          <table:table-cell table:style-name="ce2" office:value-type="string" calcext:value-type="string">
            <text:p>name the actor of a character that was created by &lt;e1&gt; and who has also performed in a film directed by &lt;e2&gt;</text:p>
          </table:table-cell>
          <table:table-cell/>
        </table:table-row>
        <table:table-row table:style-name="ro2">
          <table:table-cell office:value-type="string" calcext:value-type="string">
            <text:p>Actor-10-2.csv</text:p>
          </table:table-cell>
          <table:table-cell office:value-type="float" office:value="482" calcext:value-type="float">
            <text:p>482</text:p>
          </table:table-cell>
          <table:table-cell table:style-name="ce1" table:formula="of:=IF(LEFT([.A15];3)=&quot;Act&quot;;1;IF(LEFT([.A15];3)=&quot;Fil&quot;;2;IF(LEFT([.A15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is on tenure in a company founded by &lt;e1&gt;, and has also performed in a film which is distributed by &lt;e2&gt;</text:p>
          </table:table-cell>
          <table:table-cell table:style-name="ce2" office:value-type="string" calcext:value-type="string">
            <text:p>name the actor who has served for company founded by &lt;e1&gt; and has also performed in a film where &lt;e2&gt; is a distributor</text:p>
          </table:table-cell>
          <table:table-cell/>
        </table:table-row>
        <table:table-row table:style-name="ro2">
          <table:table-cell office:value-type="string" calcext:value-type="string">
            <text:p>Actor-4-9.csv</text:p>
          </table:table-cell>
          <table:table-cell office:value-type="float" office:value="490" calcext:value-type="float">
            <text:p>490</text:p>
          </table:table-cell>
          <table:table-cell table:style-name="ce1" table:formula="of:=IF(LEFT([.A16];3)=&quot;Act&quot;;1;IF(LEFT([.A16];3)=&quot;Fil&quot;;2;IF(LEFT([.A16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performed in a film which has location &lt;e1&gt; featured, and who also performed for a character created by &lt;e2&gt;</text:p>
          </table:table-cell>
          <table:table-cell table:style-name="ce2" office:value-type="string" calcext:value-type="string">
            <text:p>name the actor who has performed in a film with location &lt;e1&gt; featured in and who also played a character that was created by &lt;e2&gt;</text:p>
          </table:table-cell>
          <table:table-cell/>
        </table:table-row>
        <table:table-row table:style-name="ro2">
          <table:table-cell office:value-type="string" calcext:value-type="string">
            <text:p>Actor-5-9.csv</text:p>
          </table:table-cell>
          <table:table-cell office:value-type="float" office:value="718" calcext:value-type="float">
            <text:p>718</text:p>
          </table:table-cell>
          <table:table-cell table:style-name="ce1" table:formula="of:=IF(LEFT([.A17];3)=&quot;Act&quot;;1;IF(LEFT([.A17];3)=&quot;Fil&quot;;2;IF(LEFT([.A17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performed in a film which is produced by &lt;e1&gt;, and who also performed for a character created by &lt;e2&gt;</text:p>
          </table:table-cell>
          <table:table-cell table:style-name="ce2" office:value-type="string" calcext:value-type="string">
            <text:p>name the actor who has performed in a film produced by &lt;e1&gt;, who also played a character that was created by &lt;e2&gt;</text:p>
          </table:table-cell>
          <table:table-cell/>
        </table:table-row>
        <table:table-row table:style-name="ro2">
          <table:table-cell office:value-type="string" calcext:value-type="string">
            <text:p>Actor-11-7.csv</text:p>
          </table:table-cell>
          <table:table-cell office:value-type="float" office:value="1023" calcext:value-type="float">
            <text:p>1023</text:p>
          </table:table-cell>
          <table:table-cell table:style-name="ce1" table:formula="of:=IF(LEFT([.A18];3)=&quot;Act&quot;;1;IF(LEFT([.A18];3)=&quot;Fil&quot;;2;IF(LEFT([.A18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has also performed in a film which has a character named &lt;e2&gt;</text:p>
          </table:table-cell>
          <table:table-cell table:style-name="ce2" office:value-type="string" calcext:value-type="string">
            <text:p>name the actor who has studied at an educational institute located at &lt;e1&gt;, and who has also acted in a film in which character &lt;e2&gt; exists</text:p>
          </table:table-cell>
          <table:table-cell/>
        </table:table-row>
        <table:table-row table:style-name="ro2">
          <table:table-cell office:value-type="string" calcext:value-type="string">
            <text:p>Actor-9-2.csv</text:p>
          </table:table-cell>
          <table:table-cell office:value-type="float" office:value="1149" calcext:value-type="float">
            <text:p>1149</text:p>
          </table:table-cell>
          <table:table-cell table:style-name="ce1" table:formula="of:=IF(LEFT([.A19];3)=&quot;Act&quot;;1;IF(LEFT([.A19];3)=&quot;Fil&quot;;2;IF(LEFT([.A19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for a character created by &lt;e1&gt; and has also performed in a film which is distributed by &lt;e2&gt;</text:p>
          </table:table-cell>
          <table:table-cell table:style-name="ce2" office:value-type="string" calcext:value-type="string">
            <text:p>name the actor of a character that was created by &lt;e1&gt; and has also performed in a film where &lt;e2&gt; is a distributor</text:p>
          </table:table-cell>
          <table:table-cell/>
        </table:table-row>
        <table:table-row table:style-name="ro2">
          <table:table-cell office:value-type="string" calcext:value-type="string">
            <text:p>Actor-10-8.csv</text:p>
          </table:table-cell>
          <table:table-cell office:value-type="float" office:value="1410" calcext:value-type="float">
            <text:p>1410</text:p>
          </table:table-cell>
          <table:table-cell table:style-name="ce1" table:formula="of:=IF(LEFT([.A20];3)=&quot;Act&quot;;1;IF(LEFT([.A20];3)=&quot;Fil&quot;;2;IF(LEFT([.A20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is on tenure in a company founded by &lt;e1&gt;, and has also performed in a film which is of a genre &lt;e2&gt;</text:p>
          </table:table-cell>
          <table:table-cell table:style-name="ce2" office:value-type="string" calcext:value-type="string">
            <text:p>name the actor who has served for company founded by &lt;e1&gt; and has also performed in a film with genre &lt;e2&gt;</text:p>
          </table:table-cell>
          <table:table-cell/>
        </table:table-row>
        <table:table-row table:style-name="ro2">
          <table:table-cell office:value-type="string" calcext:value-type="string">
            <text:p>Actor-11-3.csv</text:p>
          </table:table-cell>
          <table:table-cell office:value-type="float" office:value="3163" calcext:value-type="float">
            <text:p>3163</text:p>
          </table:table-cell>
          <table:table-cell table:style-name="ce1" table:formula="of:=IF(LEFT([.A21];3)=&quot;Act&quot;;1;IF(LEFT([.A21];3)=&quot;Fil&quot;;2;IF(LEFT([.A21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has also performed in a film which is edited by &lt;e2&gt;</text:p>
          </table:table-cell>
          <table:table-cell table:style-name="ce2" office:value-type="string" calcext:value-type="string">
            <text:p>name the actor who has studied at an educational institute located at &lt;e1&gt;, and has also performed in a film written by &lt;e2&gt;</text:p>
          </table:table-cell>
          <table:table-cell/>
        </table:table-row>
        <table:table-row table:style-name="ro2">
          <table:table-cell office:value-type="string" calcext:value-type="string">
            <text:p>Actor-9-8.csv</text:p>
          </table:table-cell>
          <table:table-cell office:value-type="float" office:value="3889" calcext:value-type="float">
            <text:p>3889</text:p>
          </table:table-cell>
          <table:table-cell table:style-name="ce1" table:formula="of:=IF(LEFT([.A22];3)=&quot;Act&quot;;1;IF(LEFT([.A22];3)=&quot;Fil&quot;;2;IF(LEFT([.A22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for a character created by &lt;e1&gt; and has also performed in a film which is of a genre &lt;e2&gt;</text:p>
          </table:table-cell>
          <table:table-cell table:style-name="ce2" office:value-type="string" calcext:value-type="string">
            <text:p>name the actor of a character that was created by &lt;e1&gt; and has also performed in a film with genre &lt;e2&gt;</text:p>
          </table:table-cell>
          <table:table-cell/>
        </table:table-row>
        <table:table-row table:style-name="ro2">
          <table:table-cell office:value-type="string" calcext:value-type="string">
            <text:p>Actor-11-6.csv</text:p>
          </table:table-cell>
          <table:table-cell office:value-type="float" office:value="14056" calcext:value-type="float">
            <text:p>14056</text:p>
          </table:table-cell>
          <table:table-cell table:style-name="ce1" table:formula="of:=IF(LEFT([.A23];3)=&quot;Act&quot;;1;IF(LEFT([.A23];3)=&quot;Fil&quot;;2;IF(LEFT([.A23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has also performed in a film which is written by &lt;e2&gt;</text:p>
          </table:table-cell>
          <table:table-cell table:style-name="ce2" office:value-type="string" calcext:value-type="string">
            <text:p>name the actor who has studied at an educational institute located at &lt;e1&gt;, and has also performed in a film written by &lt;e2&gt;</text:p>
          </table:table-cell>
          <table:table-cell/>
        </table:table-row>
        <table:table-row table:style-name="ro2">
          <table:table-cell office:value-type="string" calcext:value-type="string">
            <text:p>Actor-11-1.csv</text:p>
          </table:table-cell>
          <table:table-cell office:value-type="float" office:value="14277" calcext:value-type="float">
            <text:p>14277</text:p>
          </table:table-cell>
          <table:table-cell table:style-name="ce1" table:formula="of:=IF(LEFT([.A24];3)=&quot;Act&quot;;1;IF(LEFT([.A24];3)=&quot;Fil&quot;;2;IF(LEFT([.A24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who has performed in a film which is directed by &lt;e2&gt;</text:p>
          </table:table-cell>
          <table:table-cell table:style-name="ce2" office:value-type="string" calcext:value-type="string">
            <text:p>name the actor who has studied at an educational institute located at &lt;e1&gt;, and has also performed in a film directed by &lt;e2&gt;</text:p>
          </table:table-cell>
          <table:table-cell/>
        </table:table-row>
        <table:table-row table:style-name="ro2">
          <table:table-cell office:value-type="string" calcext:value-type="string">
            <text:p>Actor-11-4.csv</text:p>
          </table:table-cell>
          <table:table-cell office:value-type="float" office:value="16609" calcext:value-type="float">
            <text:p>16609</text:p>
          </table:table-cell>
          <table:table-cell table:style-name="ce1" table:formula="of:=IF(LEFT([.A25];3)=&quot;Act&quot;;1;IF(LEFT([.A25];3)=&quot;Fil&quot;;2;IF(LEFT([.A25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who has performed in a film which has location &lt;e2&gt; featured</text:p>
          </table:table-cell>
          <table:table-cell table:style-name="ce2" office:value-type="string" calcext:value-type="string">
            <text:p>name the actor who has studied at an educational institute located at &lt;e1&gt;, and who has performed in a film with location &lt;e2&gt; featured in </text:p>
          </table:table-cell>
          <table:table-cell/>
        </table:table-row>
        <table:table-row table:style-name="ro2">
          <table:table-cell office:value-type="string" calcext:value-type="string">
            <text:p>Actor-11-5.csv</text:p>
          </table:table-cell>
          <table:table-cell office:value-type="float" office:value="21902" calcext:value-type="float">
            <text:p>21902</text:p>
          </table:table-cell>
          <table:table-cell table:style-name="ce1" table:formula="of:=IF(LEFT([.A26];3)=&quot;Act&quot;;1;IF(LEFT([.A26];3)=&quot;Fil&quot;;2;IF(LEFT([.A26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who has also performed in a film which is produced by &lt;e2&gt;</text:p>
          </table:table-cell>
          <table:table-cell table:style-name="ce2" office:value-type="string" calcext:value-type="string">
            <text:p>name the actor who has studied at an educational institute located at &lt;e1&gt;, and who has also performed in a film produced by &lt;e2&gt;</text:p>
          </table:table-cell>
          <table:table-cell/>
        </table:table-row>
        <table:table-row table:style-name="ro2">
          <table:table-cell office:value-type="string" calcext:value-type="string">
            <text:p>Actor-11-2.csv</text:p>
          </table:table-cell>
          <table:table-cell office:value-type="float" office:value="36343" calcext:value-type="float">
            <text:p>36343</text:p>
          </table:table-cell>
          <table:table-cell table:style-name="ce1" table:formula="of:=IF(LEFT([.A27];3)=&quot;Act&quot;;1;IF(LEFT([.A27];3)=&quot;Fil&quot;;2;IF(LEFT([.A27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has also performed in a film which is distributed by &lt;e2&gt;</text:p>
          </table:table-cell>
          <table:table-cell table:style-name="ce2" office:value-type="string" calcext:value-type="string">
            <text:p>name the actor who has studied at an educational institute located at &lt;e1&gt;, and has also performed in a film where &lt;e2&gt; is a distributor</text:p>
          </table:table-cell>
          <table:table-cell/>
        </table:table-row>
        <table:table-row table:style-name="ro2">
          <table:table-cell office:value-type="string" calcext:value-type="string">
            <text:p>Actor-11-8.csv</text:p>
          </table:table-cell>
          <table:table-cell office:value-type="float" office:value="110078" calcext:value-type="float">
            <text:p>110078</text:p>
          </table:table-cell>
          <table:table-cell table:style-name="ce1" table:formula="of:=IF(LEFT([.A28];3)=&quot;Act&quot;;1;IF(LEFT([.A28];3)=&quot;Fil&quot;;2;IF(LEFT([.A28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has been to an educational institute which is at a location &lt;e1&gt;, and has also performed in a film which is of a genre &lt;e2&gt;</text:p>
          </table:table-cell>
          <table:table-cell table:style-name="ce2" office:value-type="string" calcext:value-type="string">
            <text:p>name the actor who has studied at an educational institute located at &lt;e1&gt;, and has also performed in a film with genre &lt;e2&gt;</text:p>
          </table:table-cell>
          <table:table-cell/>
        </table:table-row>
        <table:table-row table:style-name="ro1">
          <table:table-cell office:value-type="string" calcext:value-type="string">
            <text:p>Film-4-5.csv</text:p>
          </table:table-cell>
          <table:table-cell office:value-type="float" office:value="12" calcext:value-type="float">
            <text:p>12</text:p>
          </table:table-cell>
          <table:table-cell table:style-name="ce1" table:formula="of:=IF(LEFT([.A29];3)=&quot;Act&quot;;1;IF(LEFT([.A29];3)=&quot;Fil&quot;;2;IF(LEFT([.A29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Film-6-4.csv</text:p>
          </table:table-cell>
          <table:table-cell office:value-type="float" office:value="25" calcext:value-type="float">
            <text:p>25</text:p>
          </table:table-cell>
          <table:table-cell table:style-name="ce1" table:formula="of:=IF(LEFT([.A30];3)=&quot;Act&quot;;1;IF(LEFT([.A30];3)=&quot;Fil&quot;;2;IF(LEFT([.A30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 calcext:value-type="string">
            <text:p>Film-1-5.csv</text:p>
          </table:table-cell>
          <table:table-cell office:value-type="float" office:value="37" calcext:value-type="float">
            <text:p>37</text:p>
          </table:table-cell>
          <table:table-cell table:style-name="ce1" table:formula="of:=IF(LEFT([.A31];3)=&quot;Act&quot;;1;IF(LEFT([.A31];3)=&quot;Fil&quot;;2;IF(LEFT([.A31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character with ability &lt;e1&gt; and has a distributor who is the founder of the organization named &lt;e2&gt;</text:p>
          </table:table-cell>
          <table:table-cell table:style-name="ce2" office:value-type="string" calcext:value-type="string">
            <text:p>name the film that has a character with ability &lt;e1&gt; and also has a distributor who founded the organization named &lt;e2&gt;</text:p>
          </table:table-cell>
          <table:table-cell/>
        </table:table-row>
        <table:table-row table:style-name="ro1">
          <table:table-cell office:value-type="string" calcext:value-type="string">
            <text:p>Film-4-7.csv</text:p>
          </table:table-cell>
          <table:table-cell office:value-type="float" office:value="81" calcext:value-type="float">
            <text:p>81</text:p>
          </table:table-cell>
          <table:table-cell table:style-name="ce1" table:formula="of:=IF(LEFT([.A32];3)=&quot;Act&quot;;1;IF(LEFT([.A32];3)=&quot;Fil&quot;;2;IF(LEFT([.A32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 calcext:value-type="string">
            <text:p>Film-6-1.csv</text:p>
          </table:table-cell>
          <table:table-cell office:value-type="float" office:value="92" calcext:value-type="float">
            <text:p>92</text:p>
          </table:table-cell>
          <table:table-cell table:style-name="ce1" table:formula="of:=IF(LEFT([.A33];3)=&quot;Act&quot;;1;IF(LEFT([.A33];3)=&quot;Fil&quot;;2;IF(LEFT([.A33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distributor who is on tenure for a company &lt;e1&gt;, and the film has a character with ability &lt;e2&gt;</text:p>
          </table:table-cell>
          <table:table-cell table:style-name="ce2" office:value-type="string" calcext:value-type="string">
            <text:p>name the film that has a distributor who is on tenure for a company named &lt;e1&gt; and also has a character with ability &lt;e2&gt;</text:p>
          </table:table-cell>
          <table:table-cell/>
        </table:table-row>
        <table:table-row table:style-name="ro2">
          <table:table-cell office:value-type="string" calcext:value-type="string">
            <text:p>Film-3-5.csv</text:p>
          </table:table-cell>
          <table:table-cell office:value-type="float" office:value="151" calcext:value-type="float">
            <text:p>151</text:p>
          </table:table-cell>
          <table:table-cell table:style-name="ce1" table:formula="of:=IF(LEFT([.A34];3)=&quot;Act&quot;;1;IF(LEFT([.A34];3)=&quot;Fil&quot;;2;IF(LEFT([.A34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character created by &lt;e1&gt;, and has a distributor who is the founder of the organization named &lt;e2&gt;</text:p>
          </table:table-cell>
          <table:table-cell table:style-name="ce2" office:value-type="string" calcext:value-type="string">
            <text:p>name the film that has a character with created by &lt;e1&gt;, and also has a distributor who founded the organization named &lt;e2&gt;</text:p>
          </table:table-cell>
          <table:table-cell/>
        </table:table-row>
        <table:table-row table:style-name="ro2">
          <table:table-cell office:value-type="string" calcext:value-type="string">
            <text:p>Film-3-6.csv</text:p>
          </table:table-cell>
          <table:table-cell office:value-type="float" office:value="158" calcext:value-type="float">
            <text:p>158</text:p>
          </table:table-cell>
          <table:table-cell table:style-name="ce1" table:formula="of:=IF(LEFT([.A35];3)=&quot;Act&quot;;1;IF(LEFT([.A35];3)=&quot;Fil&quot;;2;IF(LEFT([.A35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character created by &lt;e1&gt;, and has a distributor who is on tenure for a company &lt;e2&gt;</text:p>
          </table:table-cell>
          <table:table-cell table:style-name="ce2" office:value-type="string" calcext:value-type="string">
            <text:p>name the film that has a character with created by &lt;e1&gt;, and also has a distributor who is on tenure for a company named &lt;e2&gt;</text:p>
          </table:table-cell>
          <table:table-cell/>
        </table:table-row>
        <table:table-row table:style-name="ro4">
          <table:table-cell office:value-type="string" calcext:value-type="string">
            <text:p>Film-1-7.csv</text:p>
          </table:table-cell>
          <table:table-cell office:value-type="float" office:value="339" calcext:value-type="float">
            <text:p>339</text:p>
          </table:table-cell>
          <table:table-cell table:style-name="ce1" table:formula="of:=IF(LEFT([.A36];3)=&quot;Act&quot;;1;IF(LEFT([.A36];3)=&quot;Fil&quot;;2;IF(LEFT([.A36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character with ability &lt;e1&gt; and the film has a genre named &lt;e2&gt;</text:p>
          </table:table-cell>
          <table:table-cell table:style-name="ce2" office:value-type="string" calcext:value-type="string">
            <text:p>name the film that has a character with ability &lt;e1&gt; and the film also belongs to genre &lt;e2&gt;</text:p>
          </table:table-cell>
          <table:table-cell/>
        </table:table-row>
        <table:table-row table:style-name="ro4">
          <table:table-cell office:value-type="string" calcext:value-type="string">
            <text:p>Film-3-7.csv</text:p>
          </table:table-cell>
          <table:table-cell office:value-type="float" office:value="483" calcext:value-type="float">
            <text:p>483</text:p>
          </table:table-cell>
          <table:table-cell table:style-name="ce1" table:formula="of:=IF(LEFT([.A37];3)=&quot;Act&quot;;1;IF(LEFT([.A37];3)=&quot;Fil&quot;;2;IF(LEFT([.A37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character created by &lt;e1&gt;, and the film has a genre named &lt;e2&gt;</text:p>
          </table:table-cell>
          <table:table-cell table:style-name="ce2" office:value-type="string" calcext:value-type="string">
            <text:p>name the film that has a character with created by &lt;e1&gt;, and the film also belongs to genre &lt;e2&gt;</text:p>
          </table:table-cell>
          <table:table-cell/>
        </table:table-row>
        <table:table-row table:style-name="ro2">
          <table:table-cell office:value-type="string" calcext:value-type="string">
            <text:p>Film-6-2.csv</text:p>
          </table:table-cell>
          <table:table-cell office:value-type="float" office:value="689" calcext:value-type="float">
            <text:p>689</text:p>
          </table:table-cell>
          <table:table-cell table:style-name="ce1" table:formula="of:=IF(LEFT([.A38];3)=&quot;Act&quot;;1;IF(LEFT([.A38];3)=&quot;Fil&quot;;2;IF(LEFT([.A38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distributor who is on tenure for a company &lt;e1&gt;, and the film has a character played by an actor named &lt;e2&gt;</text:p>
          </table:table-cell>
          <table:table-cell table:style-name="ce2" office:value-type="string" calcext:value-type="string">
            <text:p>name the film that has a distributor who is on tenure for a company named &lt;e1&gt; and also has a character played by an actor &lt;e2&gt;</text:p>
          </table:table-cell>
          <table:table-cell/>
        </table:table-row>
        <table:table-row table:style-name="ro2">
          <table:table-cell office:value-type="string" calcext:value-type="string">
            <text:p>Film-2-5.csv</text:p>
          </table:table-cell>
          <table:table-cell office:value-type="float" office:value="765" calcext:value-type="float">
            <text:p>765</text:p>
          </table:table-cell>
          <table:table-cell table:style-name="ce1" table:formula="of:=IF(LEFT([.A39];3)=&quot;Act&quot;;1;IF(LEFT([.A39];3)=&quot;Fil&quot;;2;IF(LEFT([.A39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character played by an actor &lt;e1&gt; and has a distributor who is the founder of the organization named &lt;e2&gt;</text:p>
          </table:table-cell>
          <table:table-cell table:style-name="ce2" office:value-type="string" calcext:value-type="string">
            <text:p>name the film that has a character played by an actor &lt;e1&gt; and also has a distributor who founded the organization named &lt;e2&gt;</text:p>
          </table:table-cell>
          <table:table-cell/>
        </table:table-row>
        <table:table-row table:style-name="ro4">
          <table:table-cell office:value-type="string" calcext:value-type="string">
            <text:p>Film-2-7.csv</text:p>
          </table:table-cell>
          <table:table-cell office:value-type="float" office:value="1611" calcext:value-type="float">
            <text:p>1611</text:p>
          </table:table-cell>
          <table:table-cell table:style-name="ce1" table:formula="of:=IF(LEFT([.A40];3)=&quot;Act&quot;;1;IF(LEFT([.A40];3)=&quot;Fil&quot;;2;IF(LEFT([.A40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lm which has a character played by an actor &lt;e1&gt; and the film has a genre named &lt;e2&gt;</text:p>
          </table:table-cell>
          <table:table-cell table:style-name="ce2" office:value-type="string" calcext:value-type="string">
            <text:p>name the film that has a character played by an actor &lt;e1&gt; and the film also belongs to genre &lt;e2&gt;</text:p>
          </table:table-cell>
          <table:table-cell/>
        </table:table-row>
        <table:table-row table:style-name="ro2">
          <table:table-cell office:value-type="string" calcext:value-type="string">
            <text:p>Film-5-7.csv</text:p>
          </table:table-cell>
          <table:table-cell office:value-type="float" office:value="5385" calcext:value-type="float">
            <text:p>5385</text:p>
          </table:table-cell>
          <table:table-cell table:style-name="ce1" table:formula="of:=IF(LEFT([.A41];3)=&quot;Act&quot;;1;IF(LEFT([.A41];3)=&quot;Fil&quot;;2;IF(LEFT([.A41];3)=&quot;Loc&quot;;3;0)))" office:value-type="float" office:value="2" calcext:value-type="float">
            <text:p>2</text:p>
          </table:table-cell>
          <table:table-cell table:style-name="ce2" office:value-type="string" calcext:value-type="string">
            <text:p>Fim that has a distributor who is the founder of the organization named &lt;e1&gt; and the film has a genre named &lt;e2&gt;</text:p>
          </table:table-cell>
          <table:table-cell table:style-name="ce2" office:value-type="string" calcext:value-type="string">
            <text:p>name the film that has a distributor who founded the organization named &lt;e1&gt; and the film also belongs to genre &lt;e2&gt;</text:p>
          </table:table-cell>
          <table:table-cell/>
        </table:table-row>
        <table:table-row table:style-name="ro1">
          <table:table-cell office:value-type="string" calcext:value-type="string">
            <text:p>Film-6-7.csv</text:p>
          </table:table-cell>
          <table:table-cell office:value-type="float" office:value="6713" calcext:value-type="float">
            <text:p>6713</text:p>
          </table:table-cell>
          <table:table-cell table:style-name="ce1" table:formula="of:=IF(LEFT([.A42];3)=&quot;Act&quot;;1;IF(LEFT([.A42];3)=&quot;Fil&quot;;2;IF(LEFT([.A42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5">
          <table:table-cell office:value-type="string" calcext:value-type="string">
            <text:p>Location-12-1.csv</text:p>
          </table:table-cell>
          <table:table-cell office:value-type="float" office:value="1" calcext:value-type="float">
            <text:p>1</text:p>
          </table:table-cell>
          <table:table-cell table:style-name="ce1" table:formula="of:=IF(LEFT([.A43];3)=&quot;Act&quot;;1;IF(LEFT([.A43];3)=&quot;Fil&quot;;2;IF(LEFT([.A43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 and which was also a featured location in a film with the character named &lt;e2&gt; </text:p>
          </table:table-cell>
          <table:table-cell table:style-name="ce2" office:value-type="string" calcext:value-type="string">
            <text:p>name the location which is a vacation choice for an actor who has played the character &lt;e1&gt;, and the location was also a featured location in a film with the character named &lt;e2&gt; </text:p>
          </table:table-cell>
          <table:table-cell office:value-type="string" calcext:value-type="string">
            <text:p>Which location is the vacation choice of an actor, who played the role of &lt;e1&gt;, and this location also featured in a Film that has a character &lt;e2&gt;</text:p>
          </table:table-cell>
        </table:table-row>
        <table:table-row table:style-name="ro6">
          <table:table-cell office:value-type="string" calcext:value-type="string">
            <text:p>Location-12-11.csv</text:p>
          </table:table-cell>
          <table:table-cell office:value-type="float" office:value="2" calcext:value-type="float">
            <text:p>2</text:p>
          </table:table-cell>
          <table:table-cell table:style-name="ce1" table:formula="of:=IF(LEFT([.A44];3)=&quot;Act&quot;;1;IF(LEFT([.A44];3)=&quot;Fil&quot;;2;IF(LEFT([.A44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, and also where the sports team of the player named &lt;e2&gt; belongs to</text:p>
          </table:table-cell>
          <table:table-cell table:style-name="ce2" office:value-type="string" calcext:value-type="string">
            <text:p>name the location which is a vacation choice for an actor who has played the character &lt;e1&gt;, and also is the location for a sports team for which the player &lt;e2&gt; plays</text:p>
          </table:table-cell>
          <table:table-cell/>
        </table:table-row>
        <table:table-row table:style-name="ro6">
          <table:table-cell office:value-type="string" calcext:value-type="string">
            <text:p>Location-12-10.csv</text:p>
          </table:table-cell>
          <table:table-cell office:value-type="float" office:value="4" calcext:value-type="float">
            <text:p>4</text:p>
          </table:table-cell>
          <table:table-cell table:style-name="ce1" table:formula="of:=IF(LEFT([.A45];3)=&quot;Act&quot;;1;IF(LEFT([.A45];3)=&quot;Fil&quot;;2;IF(LEFT([.A45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 and also where the education institution for the person &lt;e2&gt; is located</text:p>
          </table:table-cell>
          <table:table-cell table:style-name="ce2" office:value-type="string" calcext:value-type="string">
            <text:p>name the location which is a vacation choice for an actor who has played the character &lt;e1&gt; and is also the location where the education institution for the person &lt;e2&gt; is located</text:p>
          </table:table-cell>
          <table:table-cell/>
        </table:table-row>
        <table:table-row table:style-name="ro6">
          <table:table-cell office:value-type="string" calcext:value-type="string">
            <text:p>Location-12-6.csv</text:p>
          </table:table-cell>
          <table:table-cell office:value-type="float" office:value="9" calcext:value-type="float">
            <text:p>9</text:p>
          </table:table-cell>
          <table:table-cell table:style-name="ce1" table:formula="of:=IF(LEFT([.A46];3)=&quot;Act&quot;;1;IF(LEFT([.A46];3)=&quot;Fil&quot;;2;IF(LEFT([.A46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 and which was also a featured location in a film with the character named &lt;e2&gt; </text:p>
          </table:table-cell>
          <table:table-cell table:style-name="ce2" office:value-type="string" calcext:value-type="string">
            <text:p>name the location which is a vacation choice for an actor who has played the character &lt;e1&gt;</text:p>
          </table:table-cell>
          <table:table-cell/>
        </table:table-row>
        <table:table-row table:style-name="ro4">
          <table:table-cell office:value-type="string" calcext:value-type="string">
            <text:p>Location-12-4.csv</text:p>
          </table:table-cell>
          <table:table-cell office:value-type="float" office:value="27" calcext:value-type="float">
            <text:p>27</text:p>
          </table:table-cell>
          <table:table-cell table:style-name="ce1" table:formula="of:=IF(LEFT([.A47];3)=&quot;Act&quot;;1;IF(LEFT([.A47];3)=&quot;Fil&quot;;2;IF(LEFT([.A47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</text:p>
          </table:table-cell>
          <table:table-cell table:style-name="ce2" office:value-type="string" calcext:value-type="string">
            <text:p>name the location which is a vacation choice for an actor who has played the character &lt;e1&gt;</text:p>
          </table:table-cell>
          <table:table-cell/>
        </table:table-row>
        <table:table-row table:style-name="ro4">
          <table:table-cell office:value-type="string" calcext:value-type="string">
            <text:p>Location-12-8.csv</text:p>
          </table:table-cell>
          <table:table-cell office:value-type="float" office:value="27" calcext:value-type="float">
            <text:p>27</text:p>
          </table:table-cell>
          <table:table-cell table:style-name="ce1" table:formula="of:=IF(LEFT([.A48];3)=&quot;Act&quot;;1;IF(LEFT([.A48];3)=&quot;Fil&quot;;2;IF(LEFT([.A48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</text:p>
          </table:table-cell>
          <table:table-cell table:style-name="ce2" office:value-type="string" calcext:value-type="string">
            <text:p>name the location which is a vacation choice for an actor who has played the character &lt;e1&gt;</text:p>
          </table:table-cell>
          <table:table-cell/>
        </table:table-row>
        <table:table-row table:style-name="ro4">
          <table:table-cell office:value-type="string" calcext:value-type="string">
            <text:p>Location-12-7.csv</text:p>
          </table:table-cell>
          <table:table-cell office:value-type="float" office:value="52" calcext:value-type="float">
            <text:p>52</text:p>
          </table:table-cell>
          <table:table-cell table:style-name="ce1" table:formula="of:=IF(LEFT([.A49];3)=&quot;Act&quot;;1;IF(LEFT([.A49];3)=&quot;Fil&quot;;2;IF(LEFT([.A49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</text:p>
          </table:table-cell>
          <table:table-cell table:style-name="ce2" office:value-type="string" calcext:value-type="string">
            <text:p>name the location which is a vacation choice for an actor who has played the character &lt;e1&gt;</text:p>
          </table:table-cell>
          <table:table-cell/>
        </table:table-row>
        <table:table-row table:style-name="ro4">
          <table:table-cell office:value-type="string" calcext:value-type="string">
            <text:p>Location-12-2.csv</text:p>
          </table:table-cell>
          <table:table-cell office:value-type="float" office:value="55" calcext:value-type="float">
            <text:p>55</text:p>
          </table:table-cell>
          <table:table-cell table:style-name="ce1" table:formula="of:=IF(LEFT([.A50];3)=&quot;Act&quot;;1;IF(LEFT([.A50];3)=&quot;Fil&quot;;2;IF(LEFT([.A50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</text:p>
          </table:table-cell>
          <table:table-cell table:style-name="ce2" office:value-type="string" calcext:value-type="string">
            <text:p>name the location which is a vacation choice for an actor who has played the character &lt;e1&gt;</text:p>
          </table:table-cell>
          <table:table-cell/>
        </table:table-row>
        <table:table-row table:style-name="ro4">
          <table:table-cell office:value-type="string" calcext:value-type="string">
            <text:p>Location-12-5.csv</text:p>
          </table:table-cell>
          <table:table-cell office:value-type="float" office:value="55" calcext:value-type="float">
            <text:p>55</text:p>
          </table:table-cell>
          <table:table-cell table:style-name="ce1" table:formula="of:=IF(LEFT([.A51];3)=&quot;Act&quot;;1;IF(LEFT([.A51];3)=&quot;Fil&quot;;2;IF(LEFT([.A51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</text:p>
          </table:table-cell>
          <table:table-cell table:style-name="ce2" office:value-type="string" calcext:value-type="string">
            <text:p>name the location which is a vacation choice for an actor who has played the character &lt;e1&gt;</text:p>
          </table:table-cell>
          <table:table-cell/>
        </table:table-row>
        <table:table-row table:style-name="ro1">
          <table:table-cell office:value-type="string" calcext:value-type="string">
            <text:p>Location-3-12.csv</text:p>
          </table:table-cell>
          <table:table-cell office:value-type="float" office:value="186" calcext:value-type="float">
            <text:p>186</text:p>
          </table:table-cell>
          <table:table-cell table:style-name="ce1" table:formula="of:=IF(LEFT([.A52];3)=&quot;Act&quot;;1;IF(LEFT([.A52];3)=&quot;Fil&quot;;2;IF(LEFT([.A52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-11.csv</text:p>
          </table:table-cell>
          <table:table-cell office:value-type="float" office:value="235" calcext:value-type="float">
            <text:p>235</text:p>
          </table:table-cell>
          <table:table-cell table:style-name="ce1" table:formula="of:=IF(LEFT([.A53];3)=&quot;Act&quot;;1;IF(LEFT([.A53];3)=&quot;Fil&quot;;2;IF(LEFT([.A5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 calcext:value-type="string">
            <text:p>Location-12-9.csv</text:p>
          </table:table-cell>
          <table:table-cell office:value-type="float" office:value="288" calcext:value-type="float">
            <text:p>288</text:p>
          </table:table-cell>
          <table:table-cell table:style-name="ce1" table:formula="of:=IF(LEFT([.A54];3)=&quot;Act&quot;;1;IF(LEFT([.A54];3)=&quot;Fil&quot;;2;IF(LEFT([.A54];3)=&quot;Loc&quot;;3;0)))" office:value-type="float" office:value="3" calcext:value-type="float">
            <text:p>3</text:p>
          </table:table-cell>
          <table:table-cell table:style-name="ce2" office:value-type="string" calcext:value-type="string">
            <text:p>location which is a vacation choice for an actor of the film who has played the character &lt;e1&gt;</text:p>
          </table:table-cell>
          <table:table-cell table:style-name="ce2" office:value-type="string" calcext:value-type="string">
            <text:p>name the location which is a vacation choice for an actor who has played the character &lt;e1&gt;</text:p>
          </table:table-cell>
          <table:table-cell/>
        </table:table-row>
        <table:table-row table:style-name="ro1">
          <table:table-cell office:value-type="string" calcext:value-type="string">
            <text:p>Location-11-6.csv</text:p>
          </table:table-cell>
          <table:table-cell office:value-type="float" office:value="589" calcext:value-type="float">
            <text:p>589</text:p>
          </table:table-cell>
          <table:table-cell table:style-name="ce1" table:formula="of:=IF(LEFT([.A55];3)=&quot;Act&quot;;1;IF(LEFT([.A55];3)=&quot;Fil&quot;;2;IF(LEFT([.A55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-13.csv</text:p>
          </table:table-cell>
          <table:table-cell office:value-type="float" office:value="1705" calcext:value-type="float">
            <text:p>1705</text:p>
          </table:table-cell>
          <table:table-cell table:style-name="ce1" table:formula="of:=IF(LEFT([.A56];3)=&quot;Act&quot;;1;IF(LEFT([.A56];3)=&quot;Fil&quot;;2;IF(LEFT([.A56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4-11.csv</text:p>
          </table:table-cell>
          <table:table-cell office:value-type="float" office:value="3087" calcext:value-type="float">
            <text:p>3087</text:p>
          </table:table-cell>
          <table:table-cell table:style-name="ce1" table:formula="of:=IF(LEFT([.A57];3)=&quot;Act&quot;;1;IF(LEFT([.A57];3)=&quot;Fil&quot;;2;IF(LEFT([.A57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8-11.csv</text:p>
          </table:table-cell>
          <table:table-cell office:value-type="float" office:value="3163" calcext:value-type="float">
            <text:p>3163</text:p>
          </table:table-cell>
          <table:table-cell table:style-name="ce1" table:formula="of:=IF(LEFT([.A58];3)=&quot;Act&quot;;1;IF(LEFT([.A58];3)=&quot;Fil&quot;;2;IF(LEFT([.A58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0-1.csv</text:p>
          </table:table-cell>
          <table:table-cell office:value-type="float" office:value="4752" calcext:value-type="float">
            <text:p>4752</text:p>
          </table:table-cell>
          <table:table-cell table:style-name="ce1" table:formula="of:=IF(LEFT([.A59];3)=&quot;Act&quot;;1;IF(LEFT([.A59];3)=&quot;Fil&quot;;2;IF(LEFT([.A59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3-11.csv</text:p>
          </table:table-cell>
          <table:table-cell office:value-type="float" office:value="4806" calcext:value-type="float">
            <text:p>4806</text:p>
          </table:table-cell>
          <table:table-cell table:style-name="ce1" table:formula="of:=IF(LEFT([.A60];3)=&quot;Act&quot;;1;IF(LEFT([.A60];3)=&quot;Fil&quot;;2;IF(LEFT([.A60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7-11.csv</text:p>
          </table:table-cell>
          <table:table-cell office:value-type="float" office:value="4951" calcext:value-type="float">
            <text:p>4951</text:p>
          </table:table-cell>
          <table:table-cell table:style-name="ce1" table:formula="of:=IF(LEFT([.A61];3)=&quot;Act&quot;;1;IF(LEFT([.A61];3)=&quot;Fil&quot;;2;IF(LEFT([.A61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3-6.csv</text:p>
          </table:table-cell>
          <table:table-cell office:value-type="float" office:value="5924" calcext:value-type="float">
            <text:p>5924</text:p>
          </table:table-cell>
          <table:table-cell table:style-name="ce1" table:formula="of:=IF(LEFT([.A62];3)=&quot;Act&quot;;1;IF(LEFT([.A62];3)=&quot;Fil&quot;;2;IF(LEFT([.A62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1-5.csv</text:p>
          </table:table-cell>
          <table:table-cell office:value-type="float" office:value="8349" calcext:value-type="float">
            <text:p>8349</text:p>
          </table:table-cell>
          <table:table-cell table:style-name="ce1" table:formula="of:=IF(LEFT([.A63];3)=&quot;Act&quot;;1;IF(LEFT([.A63];3)=&quot;Fil&quot;;2;IF(LEFT([.A6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2-11.csv</text:p>
          </table:table-cell>
          <table:table-cell office:value-type="float" office:value="8349" calcext:value-type="float">
            <text:p>8349</text:p>
          </table:table-cell>
          <table:table-cell table:style-name="ce1" table:formula="of:=IF(LEFT([.A64];3)=&quot;Act&quot;;1;IF(LEFT([.A64];3)=&quot;Fil&quot;;2;IF(LEFT([.A64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0-11.csv</text:p>
          </table:table-cell>
          <table:table-cell office:value-type="float" office:value="11888" calcext:value-type="float">
            <text:p>11888</text:p>
          </table:table-cell>
          <table:table-cell table:style-name="ce1" table:formula="of:=IF(LEFT([.A65];3)=&quot;Act&quot;;1;IF(LEFT([.A65];3)=&quot;Fil&quot;;2;IF(LEFT([.A65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0-6.csv</text:p>
          </table:table-cell>
          <table:table-cell office:value-type="float" office:value="16234" calcext:value-type="float">
            <text:p>16234</text:p>
          </table:table-cell>
          <table:table-cell table:style-name="ce1" table:formula="of:=IF(LEFT([.A66];3)=&quot;Act&quot;;1;IF(LEFT([.A66];3)=&quot;Fil&quot;;2;IF(LEFT([.A66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3-11.csv</text:p>
          </table:table-cell>
          <table:table-cell office:value-type="float" office:value="24938" calcext:value-type="float">
            <text:p>24938</text:p>
          </table:table-cell>
          <table:table-cell table:style-name="ce1" table:formula="of:=IF(LEFT([.A67];3)=&quot;Act&quot;;1;IF(LEFT([.A67];3)=&quot;Fil&quot;;2;IF(LEFT([.A67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8-13.csv</text:p>
          </table:table-cell>
          <table:table-cell office:value-type="float" office:value="28960" calcext:value-type="float">
            <text:p>28960</text:p>
          </table:table-cell>
          <table:table-cell table:style-name="ce1" table:formula="of:=IF(LEFT([.A68];3)=&quot;Act&quot;;1;IF(LEFT([.A68];3)=&quot;Fil&quot;;2;IF(LEFT([.A68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4-13.csv</text:p>
          </table:table-cell>
          <table:table-cell office:value-type="float" office:value="29110" calcext:value-type="float">
            <text:p>29110</text:p>
          </table:table-cell>
          <table:table-cell table:style-name="ce1" table:formula="of:=IF(LEFT([.A69];3)=&quot;Act&quot;;1;IF(LEFT([.A69];3)=&quot;Fil&quot;;2;IF(LEFT([.A69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9-11.csv</text:p>
          </table:table-cell>
          <table:table-cell office:value-type="float" office:value="34927" calcext:value-type="float">
            <text:p>34927</text:p>
          </table:table-cell>
          <table:table-cell table:style-name="ce1" table:formula="of:=IF(LEFT([.A70];3)=&quot;Act&quot;;1;IF(LEFT([.A70];3)=&quot;Fil&quot;;2;IF(LEFT([.A70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7-13.csv</text:p>
          </table:table-cell>
          <table:table-cell office:value-type="float" office:value="43825" calcext:value-type="float">
            <text:p>43825</text:p>
          </table:table-cell>
          <table:table-cell table:style-name="ce1" table:formula="of:=IF(LEFT([.A71];3)=&quot;Act&quot;;1;IF(LEFT([.A71];3)=&quot;Fil&quot;;2;IF(LEFT([.A71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3-5.csv</text:p>
          </table:table-cell>
          <table:table-cell office:value-type="float" office:value="70189" calcext:value-type="float">
            <text:p>70189</text:p>
          </table:table-cell>
          <table:table-cell table:style-name="ce1" table:formula="of:=IF(LEFT([.A72];3)=&quot;Act&quot;;1;IF(LEFT([.A72];3)=&quot;Fil&quot;;2;IF(LEFT([.A72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2-13.csv</text:p>
          </table:table-cell>
          <table:table-cell office:value-type="float" office:value="70189" calcext:value-type="float">
            <text:p>70189</text:p>
          </table:table-cell>
          <table:table-cell table:style-name="ce1" table:formula="of:=IF(LEFT([.A73];3)=&quot;Act&quot;;1;IF(LEFT([.A73];3)=&quot;Fil&quot;;2;IF(LEFT([.A7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0-8.csv</text:p>
          </table:table-cell>
          <table:table-cell office:value-type="float" office:value="78797" calcext:value-type="float">
            <text:p>78797</text:p>
          </table:table-cell>
          <table:table-cell table:style-name="ce1" table:formula="of:=IF(LEFT([.A74];3)=&quot;Act&quot;;1;IF(LEFT([.A74];3)=&quot;Fil&quot;;2;IF(LEFT([.A74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0-13.csv</text:p>
          </table:table-cell>
          <table:table-cell office:value-type="float" office:value="79006" calcext:value-type="float">
            <text:p>79006</text:p>
          </table:table-cell>
          <table:table-cell table:style-name="ce1" table:formula="of:=IF(LEFT([.A75];3)=&quot;Act&quot;;1;IF(LEFT([.A75];3)=&quot;Fil&quot;;2;IF(LEFT([.A75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0-4.csv</text:p>
          </table:table-cell>
          <table:table-cell office:value-type="float" office:value="80550" calcext:value-type="float">
            <text:p>80550</text:p>
          </table:table-cell>
          <table:table-cell table:style-name="ce1" table:formula="of:=IF(LEFT([.A76];3)=&quot;Act&quot;;1;IF(LEFT([.A76];3)=&quot;Fil&quot;;2;IF(LEFT([.A76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0-7.csv</text:p>
          </table:table-cell>
          <table:table-cell office:value-type="float" office:value="120469" calcext:value-type="float">
            <text:p>120469</text:p>
          </table:table-cell>
          <table:table-cell table:style-name="ce1" table:formula="of:=IF(LEFT([.A77];3)=&quot;Act&quot;;1;IF(LEFT([.A77];3)=&quot;Fil&quot;;2;IF(LEFT([.A77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10-5.csv</text:p>
          </table:table-cell>
          <table:table-cell office:value-type="float" office:value="205134" calcext:value-type="float">
            <text:p>205134</text:p>
          </table:table-cell>
          <table:table-cell table:style-name="ce1" table:formula="of:=IF(LEFT([.A78];3)=&quot;Act&quot;;1;IF(LEFT([.A78];3)=&quot;Fil&quot;;2;IF(LEFT([.A78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2-10.csv</text:p>
          </table:table-cell>
          <table:table-cell office:value-type="float" office:value="205134" calcext:value-type="float">
            <text:p>205134</text:p>
          </table:table-cell>
          <table:table-cell table:style-name="ce1" table:formula="of:=IF(LEFT([.A79];3)=&quot;Act&quot;;1;IF(LEFT([.A79];3)=&quot;Fil&quot;;2;IF(LEFT([.A79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3-13.csv</text:p>
          </table:table-cell>
          <table:table-cell office:value-type="float" office:value="213646" calcext:value-type="float">
            <text:p>213646</text:p>
          </table:table-cell>
          <table:table-cell table:style-name="ce1" table:formula="of:=IF(LEFT([.A80];3)=&quot;Act&quot;;1;IF(LEFT([.A80];3)=&quot;Fil&quot;;2;IF(LEFT([.A80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9-13.csv</text:p>
          </table:table-cell>
          <table:table-cell office:value-type="float" office:value="305223" calcext:value-type="float">
            <text:p>305223</text:p>
          </table:table-cell>
          <table:table-cell table:style-name="ce1" table:formula="of:=IF(LEFT([.A81];3)=&quot;Act&quot;;1;IF(LEFT([.A81];3)=&quot;Fil&quot;;2;IF(LEFT([.A81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3-10.csv</text:p>
          </table:table-cell>
          <table:table-cell office:value-type="float" office:value="631798" calcext:value-type="float">
            <text:p>631798</text:p>
          </table:table-cell>
          <table:table-cell table:style-name="ce1" table:formula="of:=IF(LEFT([.A82];3)=&quot;Act&quot;;1;IF(LEFT([.A82];3)=&quot;Fil&quot;;2;IF(LEFT([.A82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Location-9-10.csv</text:p>
          </table:table-cell>
          <table:table-cell office:value-type="float" office:value="905356" calcext:value-type="float">
            <text:p>905356</text:p>
          </table:table-cell>
          <table:table-cell table:style-name="ce1" table:formula="of:=IF(LEFT([.A83];3)=&quot;Act&quot;;1;IF(LEFT([.A83];3)=&quot;Fil&quot;;2;IF(LEFT([.A8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 table:style-name="ce2" table:number-columns-repeated="2"/>
          <table:table-cell/>
        </table:table-row>
        <table:table-row table:style-name="ro1" table:number-rows-repeated="104849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C83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9:14:36.407545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19:20:42.540932697</dc:date>
    <meta:generator>LibreOffice/4.2.8.2$Linux_X86_64 LibreOffice_project/420m0$Build-2</meta:generator>
    <meta:editing-duration>PT23H25M17S</meta:editing-duration>
    <meta:editing-cycles>32</meta:editing-cycles>
    <meta:document-statistic meta:table-count="1" meta:cell-count="346" meta:object-count="0"/>
  </office:meta>
</office:document-meta>
</file>